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paragraph-rsid="0056db49" style:font-name-asian="Times New Roman"/>
    </style:style>
    <style:style style:name="P15" style:family="paragraph" style:parent-style-name="Text_20_body">
      <style:text-properties style:font-name="Arial1" officeooo:rsid="01993d5c" officeooo:paragraph-rsid="008d3344" style:font-name-asian="Times New Roman"/>
    </style:style>
    <style:style style:name="P16" style:family="paragraph" style:parent-style-name="Text_20_body">
      <style:text-properties style:font-name="Arial1" officeooo:rsid="008d3344" officeooo:paragraph-rsid="008d3344" style:font-name-asian="Times New Roman"/>
    </style:style>
    <style:style style:name="P17" style:family="paragraph" style:parent-style-name="Text_20_body">
      <style:text-properties style:font-name="Arial1" officeooo:rsid="014cdad4" officeooo:paragraph-rsid="005a8fd3" style:font-name-asian="Times New Roman"/>
    </style:style>
    <style:style style:name="P18" style:family="paragraph" style:parent-style-name="Text_20_body">
      <style:text-properties style:font-name="Arial1" officeooo:rsid="01735c6c" officeooo:paragraph-rsid="005a8fd3" style:font-name-asian="Times New Roman"/>
    </style:style>
    <style:style style:name="P19" style:family="paragraph" style:parent-style-name="Text_20_body">
      <style:text-properties style:font-name="Arial1" officeooo:rsid="008dedcb" officeooo:paragraph-rsid="008dedcb" style:font-name-asian="Times New Roman"/>
    </style:style>
    <style:style style:name="P20" style:family="paragraph" style:parent-style-name="Text_20_body">
      <style:text-properties fo:font-style="italic" officeooo:paragraph-rsid="004960ac" style:font-style-asian="italic" style:font-style-complex="italic"/>
    </style:style>
    <style:style style:name="P21"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2" style:family="paragraph" style:parent-style-name="Text_20_body">
      <style:text-properties officeooo:paragraph-rsid="004960ac"/>
    </style:style>
    <style:style style:name="P23" style:family="paragraph" style:parent-style-name="Text_20_body">
      <style:text-properties officeooo:paragraph-rsid="004ef1af"/>
    </style:style>
    <style:style style:name="P24" style:family="paragraph" style:parent-style-name="Text_20_body">
      <style:text-properties officeooo:paragraph-rsid="0056db49"/>
    </style:style>
    <style:style style:name="P25" style:family="paragraph" style:parent-style-name="Text_20_body">
      <style:text-properties officeooo:paragraph-rsid="00790db7"/>
    </style:style>
    <style:style style:name="P26" style:family="paragraph" style:parent-style-name="Text_20_body">
      <style:text-properties officeooo:rsid="004fc045" officeooo:paragraph-rsid="004fc045"/>
    </style:style>
    <style:style style:name="P27" style:family="paragraph" style:parent-style-name="Text_20_body">
      <style:text-properties officeooo:rsid="004fc045" officeooo:paragraph-rsid="005d6aa6"/>
    </style:style>
    <style:style style:name="P28" style:family="paragraph" style:parent-style-name="Text_20_body">
      <style:text-properties officeooo:rsid="00512914" officeooo:paragraph-rsid="00512914"/>
    </style:style>
    <style:style style:name="P29" style:family="paragraph" style:parent-style-name="Text_20_body">
      <style:text-properties officeooo:paragraph-rsid="005d6aa6"/>
    </style:style>
    <style:style style:name="P30" style:family="paragraph" style:parent-style-name="Text_20_body">
      <style:text-properties officeooo:rsid="006ddf52" officeooo:paragraph-rsid="006ddf52"/>
    </style:style>
    <style:style style:name="P31" style:family="paragraph" style:parent-style-name="Text_20_body">
      <style:text-properties officeooo:rsid="00768219" officeooo:paragraph-rsid="00768219"/>
    </style:style>
    <style:style style:name="P32" style:family="paragraph" style:parent-style-name="Text_20_body">
      <style:text-properties officeooo:rsid="0077a8e4" officeooo:paragraph-rsid="0077a8e4"/>
    </style:style>
    <style:style style:name="P33" style:family="paragraph" style:parent-style-name="Text_20_body">
      <style:text-properties officeooo:paragraph-rsid="008ba6cf"/>
    </style:style>
    <style:style style:name="P34" style:family="paragraph" style:parent-style-name="Text_20_body">
      <style:text-properties officeooo:rsid="006afae5" officeooo:paragraph-rsid="006afae5"/>
    </style:style>
    <style:style style:name="P35" style:family="paragraph" style:parent-style-name="Text_20_body">
      <style:text-properties officeooo:rsid="01993d5c" officeooo:paragraph-rsid="008d3344"/>
    </style:style>
    <style:style style:name="P36" style:family="paragraph" style:parent-style-name="Text_20_body">
      <style:text-properties officeooo:rsid="0095de7d" officeooo:paragraph-rsid="0095de7d"/>
    </style:style>
    <style:style style:name="P37" style:family="paragraph" style:parent-style-name="Text_20_body">
      <style:text-properties officeooo:rsid="001f0634" officeooo:paragraph-rsid="008ba6cf"/>
    </style:style>
    <style:style style:name="P38" style:family="paragraph" style:parent-style-name="Text_20_body">
      <style:text-properties officeooo:rsid="009a0bf0" officeooo:paragraph-rsid="009a0bf0"/>
    </style:style>
    <style:style style:name="P39" style:family="paragraph" style:parent-style-name="Text_20_body">
      <style:text-properties officeooo:rsid="009ba481" officeooo:paragraph-rsid="009d1245"/>
    </style:style>
    <style:style style:name="P40" style:family="paragraph" style:parent-style-name="Text_20_body">
      <style:text-properties officeooo:rsid="009d7f6e" officeooo:paragraph-rsid="009d7f6e"/>
    </style:style>
    <style:style style:name="P41" style:family="paragraph" style:parent-style-name="Text_20_body">
      <style:text-properties officeooo:rsid="00a09590" officeooo:paragraph-rsid="00a09590"/>
    </style:style>
    <style:style style:name="P42" style:family="paragraph" style:parent-style-name="Text_20_body">
      <style:text-properties officeooo:rsid="00234373" officeooo:paragraph-rsid="00a09590"/>
    </style:style>
    <style:style style:name="P43" style:family="paragraph" style:parent-style-name="Text_20_body">
      <style:text-properties officeooo:rsid="00471b15" officeooo:paragraph-rsid="00a09590"/>
    </style:style>
    <style:style style:name="P44" style:family="paragraph" style:parent-style-name="Text_20_body">
      <style:text-properties officeooo:rsid="0034c5cd" officeooo:paragraph-rsid="00a09590"/>
    </style:style>
    <style:style style:name="P45" style:family="paragraph" style:parent-style-name="Text_20_body">
      <style:text-properties officeooo:rsid="009ebc19" officeooo:paragraph-rsid="00a906c0"/>
    </style:style>
    <style:style style:name="P46" style:family="paragraph" style:parent-style-name="Text_20_body">
      <style:text-properties officeooo:rsid="00a906c0" officeooo:paragraph-rsid="00a906c0"/>
    </style:style>
    <style:style style:name="P47" style:family="paragraph" style:parent-style-name="Text_20_body">
      <style:text-properties officeooo:rsid="00abac6d" officeooo:paragraph-rsid="00abac6d"/>
    </style:style>
    <style:style style:name="P48" style:family="paragraph" style:parent-style-name="Contents_20_1">
      <style:paragraph-properties>
        <style:tab-stops>
          <style:tab-stop style:position="16.759cm" style:type="right" style:leader-style="dotted" style:leader-text="."/>
        </style:tab-stops>
      </style:paragraph-properties>
    </style:style>
    <style:style style:name="P49" style:family="paragraph" style:parent-style-name="Contents_20_2">
      <style:paragraph-properties>
        <style:tab-stops>
          <style:tab-stop style:position="16.26cm" style:type="right" style:leader-style="dotted" style:leader-text="."/>
        </style:tab-stops>
      </style:paragraph-properties>
    </style:style>
    <style:style style:name="P50" style:family="paragraph" style:parent-style-name="Contents_20_3">
      <style:paragraph-properties>
        <style:tab-stops>
          <style:tab-stop style:position="15.76cm" style:type="right" style:leader-style="dotted" style:leader-text="."/>
        </style:tab-stops>
      </style:paragraph-properties>
    </style:style>
    <style:style style:name="P51" style:family="paragraph" style:parent-style-name="Heading_20_3">
      <style:text-properties officeooo:paragraph-rsid="00a09590"/>
    </style:style>
    <style:style style:name="P52" style:family="paragraph" style:parent-style-name="Heading_20_3">
      <style:text-properties officeooo:rsid="00250b2f" officeooo:paragraph-rsid="00a09590"/>
    </style:style>
    <style:style style:name="P53" style:family="paragraph" style:parent-style-name="Text_20_body" style:list-style-name="L1">
      <style:text-properties officeooo:paragraph-rsid="00790db7"/>
    </style:style>
    <style:style style:name="P54" style:family="paragraph" style:parent-style-name="Text_20_body" style:list-style-name="L1">
      <style:text-properties officeooo:paragraph-rsid="00125384"/>
    </style:style>
    <style:style style:name="P55" style:family="paragraph" style:parent-style-name="Text_20_body" style:list-style-name="L1">
      <style:text-properties officeooo:paragraph-rsid="008ba6cf"/>
    </style:style>
    <style:style style:name="P56" style:family="paragraph" style:parent-style-name="Text_20_body" style:list-style-name="L2">
      <style:text-properties officeooo:rsid="00a45e9a" officeooo:paragraph-rsid="00a45e9a"/>
    </style:style>
    <style:style style:name="P57" style:family="paragraph" style:parent-style-name="Text_20_body" style:list-style-name="L2">
      <style:text-properties officeooo:rsid="00a6273c" officeooo:paragraph-rsid="00a6273c"/>
    </style:style>
    <style:style style:name="P58" style:family="paragraph" style:parent-style-name="Text_20_body" style:list-style-name="L3">
      <style:text-properties officeooo:paragraph-rsid="00a09590"/>
    </style:style>
    <style:style style:name="P59" style:family="paragraph" style:parent-style-name="Text_20_body" style:list-style-name="L3">
      <style:text-properties officeooo:rsid="00263115" officeooo:paragraph-rsid="00a09590"/>
    </style:style>
    <style:style style:name="P60" style:family="paragraph" style:parent-style-name="Text_20_body" style:list-style-name="L3">
      <style:text-properties officeooo:rsid="0031b7a2" officeooo:paragraph-rsid="00a09590"/>
    </style:style>
    <style:style style:name="P61" style:family="paragraph" style:parent-style-name="Text_20_body" style:list-style-name="L3">
      <style:text-properties officeooo:rsid="003ad964" officeooo:paragraph-rsid="00a09590"/>
    </style:style>
    <style:style style:name="P62" style:family="paragraph" style:parent-style-name="Text_20_body" style:list-style-name="L3">
      <style:text-properties officeooo:rsid="003d3c27" officeooo:paragraph-rsid="00a09590"/>
    </style:style>
    <style:style style:name="P63" style:family="paragraph" style:parent-style-name="Text_20_body" style:list-style-name="L3">
      <style:text-properties officeooo:rsid="003669d3" officeooo:paragraph-rsid="00a09590"/>
    </style:style>
    <style:style style:name="P64" style:family="paragraph" style:parent-style-name="Text_20_body" style:list-style-name="L3">
      <style:text-properties officeooo:rsid="00250b2f" officeooo:paragraph-rsid="00a09590"/>
    </style:style>
    <style:style style:name="P65" style:family="paragraph" style:parent-style-name="Text_20_body" style:list-style-name="L3">
      <style:text-properties officeooo:rsid="0029beca" officeooo:paragraph-rsid="00a09590"/>
    </style:style>
    <style:style style:name="P66" style:family="paragraph" style:parent-style-name="Text_20_body" style:list-style-name="L3">
      <style:text-properties officeooo:rsid="002a8fa9" officeooo:paragraph-rsid="00a09590"/>
    </style:style>
    <style:style style:name="P67" style:family="paragraph" style:parent-style-name="Text_20_body" style:list-style-name="L3">
      <style:text-properties officeooo:rsid="002c4177" officeooo:paragraph-rsid="00a09590"/>
    </style:style>
    <style:style style:name="P68" style:family="paragraph" style:parent-style-name="Text_20_body" style:list-style-name="L4"/>
    <style:style style:name="P69" style:family="paragraph" style:parent-style-name="Text_20_body" style:list-style-name="L4">
      <style:text-properties officeooo:paragraph-rsid="008ba6cf"/>
    </style:style>
    <style:style style:name="P70" style:family="paragraph" style:parent-style-name="Text_20_body" style:list-style-name="L5"/>
    <style:style style:name="P71" style:family="paragraph" style:parent-style-name="Text_20_body" style:list-style-name="L5">
      <style:text-properties officeooo:paragraph-rsid="008ba6cf"/>
    </style:style>
    <style:style style:name="P72" style:family="paragraph" style:parent-style-name="Text_20_body" style:list-style-name="L6"/>
    <style:style style:name="P73" style:family="paragraph" style:parent-style-name="Text_20_body" style:list-style-name="L7">
      <style:text-properties style:font-name="Arial1" officeooo:rsid="014cdad4" officeooo:paragraph-rsid="005a8fd3" style:font-name-asian="Times New Roman"/>
    </style:style>
    <style:style style:name="P74" style:family="paragraph" style:parent-style-name="Text_20_body" style:list-style-name="L7">
      <style:text-properties style:font-name="Arial1" officeooo:rsid="01762319" officeooo:paragraph-rsid="005a8fd3" style:font-name-asian="Times New Roman"/>
    </style:style>
    <style:style style:name="P75" style:family="paragraph" style:parent-style-name="Text_20_body" style:list-style-name="L7">
      <style:text-properties style:font-name="Arial1" officeooo:rsid="01664015" officeooo:paragraph-rsid="005a8fd3" style:font-name-asian="Times New Roman"/>
    </style:style>
    <style:style style:name="P76" style:family="paragraph" style:parent-style-name="Text_20_body" style:list-style-name="L8">
      <style:text-properties style:font-name="Arial1" officeooo:rsid="008fecdc" officeooo:paragraph-rsid="008fecdc" style:font-name-asian="Times New Roman"/>
    </style:style>
    <style:style style:name="P77" style:family="paragraph" style:parent-style-name="Text_20_body" style:list-style-name="L9">
      <style:text-properties style:font-name="Arial1" officeooo:rsid="014dddce" officeooo:paragraph-rsid="00c3b8c1" style:font-name-asian="Times New Roman"/>
    </style:style>
    <style:style style:name="P78" style:family="paragraph" style:parent-style-name="Text_20_body" style:list-style-name="L9">
      <style:text-properties style:font-name="Arial1" officeooo:rsid="014dddce" officeooo:paragraph-rsid="00c512af" style:font-name-asian="Times New Roman"/>
    </style:style>
    <style:style style:name="P79" style:family="paragraph" style:parent-style-name="Text_20_body" style:list-style-name="L9">
      <style:text-properties style:font-name="Arial1" officeooo:rsid="01735c6c" officeooo:paragraph-rsid="00c3b8c1" style:font-name-asian="Times New Roman"/>
    </style:style>
    <style:style style:name="P80" style:family="paragraph" style:parent-style-name="Text_20_body" style:list-style-name="L9">
      <style:text-properties style:font-name="Arial1" officeooo:rsid="016da73b" officeooo:paragraph-rsid="00c3b8c1" style:font-name-asian="Times New Roman"/>
    </style:style>
    <style:style style:name="P81" style:family="paragraph" style:parent-style-name="Text_20_body" style:list-style-name="L10">
      <style:text-properties style:font-name="Arial1" officeooo:rsid="01520ed5" officeooo:paragraph-rsid="005a8fd3" style:font-name-asian="Times New Roman"/>
    </style:style>
    <style:style style:name="P82" style:family="paragraph" style:parent-style-name="Text_20_body" style:list-style-name="L10">
      <style:text-properties style:font-name="Arial1" officeooo:rsid="0159aba6" officeooo:paragraph-rsid="005a8fd3" style:font-name-asian="Times New Roman"/>
    </style:style>
    <style:style style:name="P83" style:family="paragraph" style:parent-style-name="Text_20_body" style:list-style-name="L10">
      <style:text-properties style:font-name="Arial1" officeooo:rsid="008c6df1" officeooo:paragraph-rsid="008c6df1" style:font-name-asian="Times New Roman"/>
    </style:style>
    <style:style style:name="P84" style:family="paragraph" style:parent-style-name="Text_20_body" style:list-style-name="L8">
      <style:text-properties officeooo:paragraph-rsid="008fecdc"/>
    </style:style>
    <style:style style:name="P85" style:family="paragraph" style:parent-style-name="Text_20_body" style:list-style-name="L11"/>
    <style:style style:name="P86" style:family="paragraph" style:parent-style-name="Text_20_body" style:list-style-name="L12"/>
    <style:style style:name="P87" style:family="paragraph" style:parent-style-name="Text_20_body" style:list-style-name="L13">
      <style:text-properties officeooo:paragraph-rsid="004fc045"/>
    </style:style>
    <style:style style:name="P88" style:family="paragraph" style:parent-style-name="Text_20_body" style:list-style-name="L13">
      <style:text-properties officeooo:paragraph-rsid="00790db7"/>
    </style:style>
    <style:style style:name="P89" style:family="paragraph" style:parent-style-name="Text_20_body" style:list-style-name="L13">
      <style:text-properties officeooo:paragraph-rsid="00512914"/>
    </style:style>
    <style:style style:name="P90" style:family="paragraph" style:parent-style-name="Text_20_body" style:list-style-name="L13">
      <style:text-properties officeooo:paragraph-rsid="0081e59c"/>
    </style:style>
    <style:style style:name="P91" style:family="paragraph" style:parent-style-name="Text_20_body" style:list-style-name="L14">
      <style:text-properties officeooo:paragraph-rsid="004fc045"/>
    </style:style>
    <style:style style:name="P92" style:family="paragraph" style:parent-style-name="Text_20_body" style:list-style-name="L14">
      <style:text-properties officeooo:rsid="004960ac"/>
    </style:style>
    <style:style style:name="P93" style:family="paragraph" style:parent-style-name="Text_20_body" style:list-style-name="L15">
      <style:text-properties officeooo:rsid="009670cf" officeooo:paragraph-rsid="0097352d"/>
    </style:style>
    <style:style style:name="P94" style:family="paragraph" style:parent-style-name="Text_20_body">
      <style:text-properties officeooo:rsid="00ae3308" officeooo:paragraph-rsid="00ae3308"/>
    </style:style>
    <style:style style:name="P95" style:family="paragraph" style:parent-style-name="Text_20_body">
      <style:text-properties officeooo:rsid="00ae3308" officeooo:paragraph-rsid="00af06fd"/>
    </style:style>
    <style:style style:name="P96" style:family="paragraph" style:parent-style-name="Text_20_body">
      <style:text-properties officeooo:rsid="00b1ca6b" officeooo:paragraph-rsid="00b1ca6b"/>
    </style:style>
    <style:style style:name="P97" style:family="paragraph" style:parent-style-name="Text_20_body">
      <style:text-properties officeooo:rsid="00b1d625" officeooo:paragraph-rsid="00b4ea4d"/>
    </style:style>
    <style:style style:name="P98" style:family="paragraph" style:parent-style-name="Text_20_body" style:list-style-name="L16">
      <style:text-properties officeooo:rsid="00b66233" officeooo:paragraph-rsid="00b6acdc"/>
    </style:style>
    <style:style style:name="P99" style:family="paragraph" style:parent-style-name="Text_20_body" style:list-style-name="L16">
      <style:text-properties officeooo:rsid="00b838c3" officeooo:paragraph-rsid="00b8cf1d"/>
    </style:style>
    <style:style style:name="P100" style:family="paragraph" style:parent-style-name="Text_20_body">
      <style:text-properties officeooo:paragraph-rsid="00790db7"/>
    </style:style>
    <style:style style:name="P101" style:family="paragraph" style:parent-style-name="Text_20_body">
      <style:text-properties officeooo:rsid="00bce8fb" officeooo:paragraph-rsid="00bce8fb"/>
    </style:style>
    <style:style style:name="P102" style:family="paragraph" style:parent-style-name="Text_20_body" style:list-style-name="L4">
      <style:text-properties officeooo:rsid="00bce8fb" officeooo:paragraph-rsid="00be4827"/>
    </style:style>
    <style:style style:name="P103" style:family="paragraph" style:parent-style-name="Text_20_body">
      <style:text-properties officeooo:paragraph-rsid="00bce8fb"/>
    </style:style>
    <style:style style:name="P104" style:family="paragraph" style:parent-style-name="Heading_20_2">
      <style:text-properties officeooo:paragraph-rsid="00a09590"/>
    </style:style>
    <style:style style:name="P105" style:family="paragraph" style:parent-style-name="Heading_20_2">
      <style:text-properties officeooo:paragraph-rsid="005a8fd3"/>
    </style:style>
    <style:style style:name="P106" style:family="paragraph" style:parent-style-name="Heading_20_2">
      <style:text-properties officeooo:rsid="00790db7" officeooo:paragraph-rsid="00790db7"/>
    </style:style>
    <style:style style:name="P107" style:family="paragraph" style:parent-style-name="Heading_20_2">
      <style:text-properties officeooo:paragraph-rsid="0089d5ad"/>
    </style:style>
    <style:style style:name="P108" style:family="paragraph" style:parent-style-name="Heading_20_2">
      <style:text-properties officeooo:paragraph-rsid="004fc045"/>
    </style:style>
    <style:style style:name="P109" style:family="paragraph" style:parent-style-name="Heading_20_2">
      <style:text-properties officeooo:rsid="004fc045" officeooo:paragraph-rsid="004fc045"/>
    </style:style>
    <style:style style:name="P110" style:family="paragraph" style:parent-style-name="Heading_20_2">
      <style:text-properties officeooo:paragraph-rsid="0056db49"/>
    </style:style>
    <style:style style:name="P111" style:family="paragraph" style:parent-style-name="Heading_20_2">
      <style:text-properties officeooo:paragraph-rsid="00ae3308"/>
    </style:style>
    <style:style style:name="P112" style:family="paragraph" style:parent-style-name="Heading_20_1">
      <style:text-properties officeooo:rsid="009ba481" officeooo:paragraph-rsid="009ba481"/>
    </style:style>
    <style:style style:name="P113" style:family="paragraph" style:parent-style-name="Heading_20_1">
      <style:text-properties officeooo:rsid="00790db7" officeooo:paragraph-rsid="009ba481"/>
    </style:style>
    <style:style style:name="P114" style:family="paragraph" style:parent-style-name="Heading_20_1">
      <style:text-properties officeooo:rsid="005d6aa6" officeooo:paragraph-rsid="005d6aa6"/>
    </style:style>
    <style:style style:name="P115" style:family="paragraph" style:parent-style-name="Heading_20_1">
      <style:text-properties officeooo:rsid="0095de7d" officeooo:paragraph-rsid="0095de7d"/>
    </style:style>
    <style:style style:name="P116" style:family="paragraph" style:parent-style-name="Heading_20_1">
      <style:text-properties officeooo:rsid="01993d5c" officeooo:paragraph-rsid="0095de7d"/>
    </style:style>
    <style:style style:name="P117" style:family="paragraph" style:parent-style-name="Heading_20_1">
      <style:paragraph-properties fo:break-before="page"/>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officeooo:rsid="005cefb0"/>
    </style:style>
    <style:style style:name="T65" style:family="text">
      <style:text-properties officeooo:rsid="005d6aa6"/>
    </style:style>
    <style:style style:name="T66" style:family="text">
      <style:text-properties officeooo:rsid="005e9143"/>
    </style:style>
    <style:style style:name="T67" style:family="text">
      <style:text-properties officeooo:rsid="005fcdde"/>
    </style:style>
    <style:style style:name="T68" style:family="text">
      <style:text-properties officeooo:rsid="00601c79"/>
    </style:style>
    <style:style style:name="T69" style:family="text">
      <style:text-properties officeooo:rsid="00613d93"/>
    </style:style>
    <style:style style:name="T70" style:family="text">
      <style:text-properties officeooo:rsid="0063e21c"/>
    </style:style>
    <style:style style:name="T71" style:family="text">
      <style:text-properties officeooo:rsid="0065714a"/>
    </style:style>
    <style:style style:name="T72" style:family="text">
      <style:text-properties officeooo:rsid="0067a8a9"/>
    </style:style>
    <style:style style:name="T73" style:family="text">
      <style:text-properties officeooo:rsid="00693f5a"/>
    </style:style>
    <style:style style:name="T74" style:family="text">
      <style:text-properties officeooo:rsid="006f5464"/>
    </style:style>
    <style:style style:name="T75" style:family="text">
      <style:text-properties officeooo:rsid="007053e7"/>
    </style:style>
    <style:style style:name="T76" style:family="text">
      <style:text-properties officeooo:rsid="00717671"/>
    </style:style>
    <style:style style:name="T77" style:family="text">
      <style:text-properties officeooo:rsid="00731d71"/>
    </style:style>
    <style:style style:name="T78" style:family="text">
      <style:text-properties officeooo:rsid="00743c15"/>
    </style:style>
    <style:style style:name="T79" style:family="text">
      <style:text-properties officeooo:rsid="0074a7a3"/>
    </style:style>
    <style:style style:name="T80" style:family="text">
      <style:text-properties officeooo:rsid="0075a908"/>
    </style:style>
    <style:style style:name="T81" style:family="text">
      <style:text-properties officeooo:rsid="00790db7"/>
    </style:style>
    <style:style style:name="T82" style:family="text">
      <style:text-properties officeooo:rsid="007aeffc"/>
    </style:style>
    <style:style style:name="T83" style:family="text">
      <style:text-properties officeooo:rsid="007c90f0"/>
    </style:style>
    <style:style style:name="T84" style:family="text">
      <style:text-properties officeooo:rsid="007ee17a"/>
    </style:style>
    <style:style style:name="T85" style:family="text">
      <style:text-properties officeooo:rsid="00806a4c"/>
    </style:style>
    <style:style style:name="T86" style:family="text">
      <style:text-properties officeooo:rsid="00808e37"/>
    </style:style>
    <style:style style:name="T87" style:family="text">
      <style:text-properties officeooo:rsid="0081e59c"/>
    </style:style>
    <style:style style:name="T88" style:family="text">
      <style:text-properties officeooo:rsid="0083224d"/>
    </style:style>
    <style:style style:name="T89" style:family="text">
      <style:text-properties officeooo:rsid="00832e19"/>
    </style:style>
    <style:style style:name="T90" style:family="text">
      <style:text-properties officeooo:rsid="0084fae7"/>
    </style:style>
    <style:style style:name="T91" style:family="text">
      <style:text-properties officeooo:rsid="0086bb29"/>
    </style:style>
    <style:style style:name="T92" style:family="text">
      <style:text-properties officeooo:rsid="0088343b"/>
    </style:style>
    <style:style style:name="T93" style:family="text">
      <style:text-properties officeooo:rsid="0089d5ad"/>
    </style:style>
    <style:style style:name="T94" style:family="text">
      <style:text-properties officeooo:rsid="008ba6cf"/>
    </style:style>
    <style:style style:name="T95" style:family="text">
      <style:text-properties officeooo:rsid="008dde29"/>
    </style:style>
    <style:style style:name="T96" style:family="text">
      <style:text-properties style:font-name="Arial1" officeooo:rsid="008fecdc" style:font-name-asian="Times New Roman"/>
    </style:style>
    <style:style style:name="T97" style:family="text">
      <style:text-properties style:font-name="Arial1" officeooo:rsid="00915a18" style:font-name-asian="Times New Roman"/>
    </style:style>
    <style:style style:name="T98" style:family="text">
      <style:text-properties officeooo:rsid="00933aec"/>
    </style:style>
    <style:style style:name="T99" style:family="text">
      <style:text-properties officeooo:rsid="0094954e"/>
    </style:style>
    <style:style style:name="T100" style:family="text">
      <style:text-properties officeooo:rsid="00959152"/>
    </style:style>
    <style:style style:name="T101" style:family="text">
      <style:text-properties officeooo:rsid="0097352d"/>
    </style:style>
    <style:style style:name="T102" style:family="text">
      <style:text-properties officeooo:rsid="001f0634"/>
    </style:style>
    <style:style style:name="T103" style:family="text">
      <style:text-properties fo:font-style="normal" style:font-style-asian="normal" style:font-style-complex="normal"/>
    </style:style>
    <style:style style:name="T104" style:family="text">
      <style:text-properties officeooo:rsid="009d1245"/>
    </style:style>
    <style:style style:name="T105" style:family="text">
      <style:text-properties officeooo:rsid="00a119e1"/>
    </style:style>
    <style:style style:name="T106" style:family="text">
      <style:text-properties officeooo:rsid="00a78c8e"/>
    </style:style>
    <style:style style:name="T107" style:family="text">
      <style:text-properties officeooo:rsid="00a9540c"/>
    </style:style>
    <style:style style:name="T108" style:family="text">
      <style:text-properties officeooo:rsid="00abac6d"/>
    </style:style>
    <style:style style:name="T109" style:family="text">
      <style:text-properties officeooo:rsid="00acfced"/>
    </style:style>
    <style:style style:name="T110" style:family="text">
      <style:text-properties officeooo:rsid="00ae3308"/>
    </style:style>
    <style:style style:name="T111" style:family="text">
      <style:text-properties officeooo:rsid="00ae5077"/>
    </style:style>
    <style:style style:name="T112" style:family="text">
      <style:text-properties officeooo:rsid="00af06fd"/>
    </style:style>
    <style:style style:name="T113" style:family="text">
      <style:text-properties officeooo:rsid="00b0b7bb"/>
    </style:style>
    <style:style style:name="T114" style:family="text">
      <style:text-properties officeooo:rsid="00b165b5"/>
    </style:style>
    <style:style style:name="T115" style:family="text">
      <style:text-properties officeooo:rsid="00b413f2"/>
    </style:style>
    <style:style style:name="T116" style:family="text">
      <style:text-properties officeooo:rsid="00b4ea4d"/>
    </style:style>
    <style:style style:name="T117" style:family="text">
      <style:text-properties officeooo:rsid="00b6acdc"/>
    </style:style>
    <style:style style:name="T118" style:family="text">
      <style:text-properties fo:font-weight="bold" style:font-weight-asian="bold" style:font-weight-complex="bold"/>
    </style:style>
    <style:style style:name="T119" style:family="text">
      <style:text-properties fo:font-weight="bold" officeooo:rsid="00b82dd5" style:font-weight-asian="bold" style:font-weight-complex="bold"/>
    </style:style>
    <style:style style:name="T120" style:family="text">
      <style:text-properties officeooo:rsid="00b8cf1d"/>
    </style:style>
    <style:style style:name="T121" style:family="text">
      <style:text-properties officeooo:rsid="00ba4bbf"/>
    </style:style>
    <style:style style:name="T122" style:family="text">
      <style:text-properties officeooo:rsid="00be4827"/>
    </style:style>
    <style:style style:name="T123" style:family="text">
      <style:text-properties officeooo:rsid="00bff1ea"/>
    </style:style>
    <style:style style:name="T124" style:family="text">
      <style:text-properties officeooo:rsid="00c3a7a0"/>
    </style:style>
    <style:style style:name="T125" style:family="text">
      <style:text-properties officeooo:rsid="00c512a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1 Introduction<text:tab/>2</text:p>
          <text:p text:style-name="P48">2 Xbee Setup<text:tab/>2</text:p>
          <text:p text:style-name="P49">2.1 Network Setup<text:tab/>3</text:p>
          <text:p text:style-name="P49">2.2 XBee Settings<text:tab/>3</text:p>
          <text:p text:style-name="P50">2.2.1 Sleep Time<text:tab/>3</text:p>
          <text:p text:style-name="P50">2.2.2 Router<text:tab/>4</text:p>
          <text:p text:style-name="P50">2.2.3 End Point<text:tab/>4</text:p>
          <text:p text:style-name="P50">2.2.4 Coordinator<text:tab/>5</text:p>
          <text:p text:style-name="P48">3 Base Station<text:tab/>6</text:p>
          <text:p text:style-name="P49">3.1 Configuration<text:tab/>6</text:p>
          <text:p text:style-name="P49">3.2 Software<text:tab/>6</text:p>
          <text:p text:style-name="P49">3.3 Internet Interface<text:tab/>7</text:p>
          <text:p text:style-name="P48">4 Remote Nodes<text:tab/>8</text:p>
          <text:p text:style-name="P49">4.1 Sleep Modes<text:tab/>8</text:p>
          <text:p text:style-name="P50">4.1.1 Configuration<text:tab/>8</text:p>
          <text:p text:style-name="P50">4.1.2 Bootloader<text:tab/>9</text:p>
          <text:p text:style-name="P48">5 Communication Protocols<text:tab/>9</text:p>
          <text:p text:style-name="P49">5.1 Bootloader<text:tab/>9</text:p>
          <text:p text:style-name="P49">5.2 Base Station to Remote Node Interactions<text:tab/>10</text:p>
          <text:p text:style-name="P49">5.3 Data Transfer Protocol<text:tab/>10</text:p>
          <text:p text:style-name="P50">5.3.1 Protocol<text:tab/>10</text:p>
          <text:p text:style-name="P50">5.3.2 Error Recovery<text:tab/>10</text:p>
          <text:p text:style-name="P50">5.3.3 Message types<text:tab/>11</text:p>
          <text:p text:style-name="P49">5.4 Parameter Change Command<text:tab/>11</text:p>
          <text:p text:style-name="P49">5.5 Protocol Interface<text:tab/>11</text:p>
          <text:p text:style-name="P48">6 Software Development<text:tab/>12</text:p>
          <text:p text:style-name="P49">6.1 Base Station<text:tab/>12</text:p>
          <text:p text:style-name="P49">6.2 XBee-GUI<text:tab/>12</text:p>
          <text:p text:style-name="P50">6.2.1 Linux Installation<text:tab/>12</text:p>
          <text:p text:style-name="P50">6.2.2 Windows Installation<text:tab/>13</text:p>
          <text:p text:style-name="P49">6.3 Remote Node Firmware Arduino Development<text:tab/>13</text:p>
          <text:p text:style-name="P49">6.4 Bootloader for ATMega<text:tab/>14</text:p>
          <text:p text:style-name="P49">6.5 Bootloader for ATTiny and ATMega48<text:tab/>14</text:p>
          <text:p text:style-name="P49">6.6 Remote Node Firmware General<text:tab/>14</text:p>
          <text:p text:style-name="P49">6.7 Remote Node Firmware Watermeter<text:tab/>15</text:p>
          <text:p text:style-name="P49">6.8 Testing<text:tab/>15</text:p>
          <text:p text:style-name="P48">7 Example System Setup<text:tab/>16</text:p>
          <text:p text:style-name="P48">8 Notes<text:tab/>16</text:p>
        </text:index-body>
      </text:table-of-content>
      <text:h text:style-name="Heading_20_1" text:outline-level="1" text:is-list-header="true"/>
      <text:h text:style-name="P117"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5">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65">remote </text:span>nodes can be of two types: XBee end devices and XBee routers. The latter must be always on and powered with an uninterruptible supply, while the <text:span text:style-name="T98">former</text:span> may be battery operated and use sleep states extensively to conserve power. As the XBee is capable of performing a small number of analogue measurements and provide<text:span text:style-name="T64">s</text:span> basic digital I/O, it can operate as a standalone device. Alternatively, <text:span text:style-name="T64">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29">Most <text:span text:style-name="T65">remote</text:span> nodes will <text:span text:style-name="T5">use</text:span> battery operation and thus they will make use of various <text:span text:style-name="T65">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5353748201830165182" text:style-name="L1">
        <text:list-item>
          <text:p text:style-name="P53"><text:span text:style-name="T81">Base station</text:span> program for monitoring, data collection and buffering, and interface to an external control program.</text:p>
        </text:list-item>
        <text:list-item>
          <text:p text:style-name="P54">Data acquisition and control program for the <text:span text:style-name="T94">remote </text:span>node microcontroller.</text:p>
        </text:list-item>
        <text:list-item>
          <text:p text:style-name="P55">Bootloader for the <text:span text:style-name="T94">remote</text:span> node microcontroller to allow firmware uploads.</text:p>
        </text:list-item>
        <text:list-item>
          <text:p text:style-name="P53">External GUI program for connection to the <text:span text:style-name="T81">base station</text:span> over the Internet or local LAN, for monitoring, control and data access.</text:p>
        </text:list-item>
      </text:list>
      <text:p text:style-name="P27">The <text:span text:style-name="T65">remote node</text:span> for the watermeter is described in another document.</text:p>
      <text:h text:style-name="P112" text:outline-level="1">Xbee Setup</text:h>
      <text:p text:style-name="P39">The XBee <text:span text:style-name="T104">can be setup initially with</text:span> the <text:span text:style-name="T104">Digi</text:span> <text:span text:style-name="T104">X-CTU tool. This is available for Windows, OS/X and Linux </text:span><text:a xlink:type="simple" xlink:href="http://www.digi.com/products/xbee-rf-solutions/xctu-software/xctu"><text:span text:style-name="T104">http://www.digi.com/products/xbee-rf-solutions/xctu-software/xctu</text:span></text:a><text:span text:style-name="T104">.</text:span></text:p>
      <text:p text:style-name="P40">In Linux, the downloaded file has a .run suffix. Make executable and execute as root, eg</text:p>
      <text:p text:style-name="Standard"/>
      <text:p text:style-name="Standard">$ chmod +x 40002881_B.run</text:p>
      <text:p text:style-name="Standard">$ sudo ./40002881_B.run</text:p>
      <text:p text:style-name="P40"><text:soft-page-break/>If it is installed to the default directory /opt/Digi/, it can be run as:</text:p>
      <text:p text:style-name="Standard"/>
      <text:p text:style-name="Standard">$ /opt/Digi/XCTU-NG/app</text:p>
      <text:p text:style-name="P46">Also change the ownership of the /opt/Digi/XCTU-NG/ directory and its contents to the current user.</text:p>
      <text:p text:style-name="P45">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46">When the XBee is found, click on its entry to read all parameters. These can be changed and written back to the XBee. To change the XBee type, new firmware must be loaded.</text:p>
      <text:p text:style-name="P46">Some debug information is available at the bottom of the parameters screen. This can indicate reasons for the XBee not joining the network for example.</text:p>
      <text:h text:style-name="Heading_20_2" text:outline-level="2">Network Setup</text:h>
      <text:list xml:id="list8131666043895845541" text:style-name="L2">
        <text:list-item>
          <text:p text:style-name="P56">If the XBees have been set with the correct network parameters as described below, install the coordinator on a PC with X-CTU installed. Check that it is recognised and the parameters are correct. The coordinator should have </text:p>
        </text:list-item>
        <text:list-item>
          <text:p text:style-name="P57">Connect the router Xbees to a suitable power source. Each of these should start up <text:span text:style-name="T106">(connect to the network) </text:span>after a few seconds. If LEDs are present, the “associate” LED (pin 15) should blink at a rate twice per second once the XBee has joined the network.</text:p>
        </text:list-item>
        <text:list-item>
          <text:p text:style-name="P57">In X-CTU clink on the “Discover Radio Nodes” button for the coordinator entry. All nodes should be found.</text:p>
        </text:list-item>
      </text:list>
      <text:h text:style-name="P104" text:outline-level="2">XBee Settings</text:h>
      <text:p text:style-name="P42">These are the settings available from the X-CTU tool.</text:p>
      <text:p text:style-name="P41">The network PAN ID is selected as 55 for this system. <text:span text:style-name="T105">This is set in all XBees to be used in the network.</text:span></text:p>
      <text:h text:style-name="P51" text:outline-level="3">Sleep Time</text:h>
      <text:p text:style-name="P43">The coordinator and routers are set to <text:span text:style-name="T71">never</text:span> sleep. These must always be powered on by an uninterruptible power source. The end devices are required to sleep to conserve battery power, <text:span text:style-name="T107">and cannot be set to never sleep.</text:span> <text:span text:style-name="T107">They may be woken from sleep via the SLEEP_RQ pin being pulsed high then low</text:span>.</text:p>
      <text:p text:style-name="P44">The sleep time setting <text:span text:style-name="T108">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08">sleep setting</text:span> to ensure that the end device remains in the child table and is not expired. Any end point should wake at least once per day.</text:p>
      <text:p text:style-name="P44">The sleep setting <text:span text:style-name="T108">i</text:span>n end devices will be pin <text:span text:style-name="T108">hibernate</text:span> or cyclic sleep plus pin <text:span text:style-name="T108">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47">The maximum wake period can be set to 65 seconds. The maximum cyclic sleep setting can be set to 28 seconds <text:span text:style-name="T109">multiplied by an integer that can be as high as 65535 (32 days)</text:span>.</text:p>
      <text:p text:style-name="P43">When the end device <text:span text:style-name="T72">XBee</text:span> wakes, a<text:span text:style-name="T72">n</text:span> setting <text:span text:style-name="T72">can be used to</text:span> allow it to remain awake for a fixed period to allow remote devices and processes to send any pending messages. The end device <text:span text:style-name="T72">XBee</text:span> must receive and respond to these messages before sleeping. The setting only applies to cyclic sleep mode and not for pin sleep mode, although it appears to be active for pin wake when pin plus cyclic sleep mode is used.</text:p>
      <text:h text:style-name="P52" text:outline-level="3">Router</text:h>
      <text:list xml:id="list3237940757164441118" text:style-name="L3">
        <text:list-item>
          <text:p text:style-name="P59">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58">PAN ID – set to the selected PAN ID of the coordinator. If set to zero, the XBee will pick up the PAN ID from the coordinator (as long as only one coordinator is around).</text:p>
        </text:list-item>
        <text:list-item>
          <text:p text:style-name="P58">NW = 1. Network Watchdog Timeout in minutes to cause the XBee to check for a coordinator and leave if not found (0 is disabled). This is normally set to a higher value.</text:p>
        </text:list-item>
        <text:list-item>
          <text:p text:style-name="P58">JV = 1. Channel verification causes the XBee <text:span text:style-name="T23">router</text:span> to check for a coordinator on power up and search for one if not found.</text:p>
        </text:list-item>
        <text:list-item>
          <text:p text:style-name="P59">JN = 1. Join notification causes the XBee to send a node identifier packet on power up. This is needed to ensure it is entered into the software table.</text:p>
        </text:list-item>
        <text:list-item>
          <text:p text:style-name="P58">BD = 5. Set the baud rate to 38400.</text:p>
        </text:list-item>
        <text:list-item>
          <text:p text:style-name="P58">D7 = 1 Enable CTS flow control.</text:p>
        </text:list-item>
        <text:list-item>
          <text:p text:style-name="P58">D6 = 1 Enable RTS flow control.</text:p>
        </text:list-item>
        <text:list-item>
          <text:p text:style-name="P59">AP = 1 Use API mode without break characters.</text:p>
        </text:list-item>
        <text:list-item>
          <text:p text:style-name="P58">SM = 0. Set the sleep mode to <text:span text:style-name="T20">disable</text:span>.</text:p>
        </text:list-item>
        <text:list-item>
          <text:p text:style-name="P58">SP = 0xAF0. Set the sleep period to the maximum 28 seconds.</text:p>
        </text:list-item>
        <text:list-item>
          <text:p text:style-name="P60">SN = <text:span text:style-name="T26">0xB60</text:span>. Cyclic sleep periods, <text:span text:style-name="T21">up to FFFF</text:span>. <text:span text:style-name="T21">Set to just over 1 day.</text:span></text:p>
        </text:list-item>
        <text:list-item>
          <text:p text:style-name="P60">PR = 0x1FBF. Set the pullup resistors to exclude CTS (which is an output) and SLEEP_RQ which needs an external pull down of large value.</text:p>
        </text:list-item>
      </text:list>
      <text:h text:style-name="P52" text:outline-level="3">End Point</text:h>
      <text:list xml:id="list140808503374186" text:continue-numbering="true" text:style-name="L3">
        <text:list-item>
          <text:p text:style-name="P58">PAN ID – set to the selected PAN ID of the coordinator. If set to zero, the XBee will pick up the PAN ID from the coordinator (as long as only one coordinator is around).</text:p>
        </text:list-item>
        <text:list-item>
          <text:p text:style-name="P59"><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58">NW = 1. Network Watchdog Timeout in minutes to cause the XBee to check for a coordinator and leave if not found (0 is disabled). This is normally set to a higher value.</text:p>
        </text:list-item>
        <text:list-item>
          <text:p text:style-name="P59">JN = 1. Join notification causes the XBee to send a node identifier packet on power up. This is needed to ensure it is entered into the software table.</text:p>
        </text:list-item>
        <text:list-item>
          <text:p text:style-name="P61">MP – Parent address (0 for coordinator, or address of router).</text:p>
        </text:list-item>
        <text:list-item>
          <text:p text:style-name="P62">NT – Node discovery backoff time <text:span text:style-name="T25">(3C about 6 seconds)</text:span>.</text:p>
        </text:list-item>
        <text:list-item>
          <text:p text:style-name="P62">NO – Node discovery options <text:span text:style-name="T24">(3)</text:span>.</text:p>
        </text:list-item>
        <text:list-item>
          <text:p text:style-name="P58">BD = 5. Set the baud rate to 38400.</text:p>
        </text:list-item>
        <text:list-item>
          <text:p text:style-name="P58">D7 = 1 Enable CTS flow control.</text:p>
        </text:list-item>
        <text:list-item>
          <text:p text:style-name="P58">D6 = 1 Enable RTS flow control.</text:p>
        </text:list-item>
        <text:list-item>
          <text:p text:style-name="P59">AP = 1 Use API mode without break characters.</text:p>
        </text:list-item>
        <text:list-item>
          <text:p text:style-name="P58">SM = <text:span text:style-name="T27">5</text:span>. Set the sleep mode to <text:span text:style-name="T27">cyclic sleep plus </text:span>pin wake.</text:p>
        </text:list-item>
        <text:list-item>
          <text:p text:style-name="P58">SP = 0xAF0. Set the sleep period to the maximum 28 seconds.</text:p>
        </text:list-item>
        <text:list-item>
          <text:p text:style-name="P60">SN = <text:span text:style-name="T27">0xB40</text:span>. Cyclic sleep periods, <text:span text:style-name="T21">up to FFFF</text:span>. <text:span text:style-name="T21">Set to about 1 day.</text:span></text:p>
        </text:list-item>
        <text:list-item>
          <text:p text:style-name="P59">ST = <text:span text:style-name="T27">0x1F4</text:span>. Set the sleep holdoff time to <text:span text:style-name="T28">0.5</text:span> seconds. <text:span text:style-name="T21">Only for cyclic sleep.</text:span></text:p>
        </text:list-item>
        <text:list-item>
          <text:p text:style-name="P63">SO = 6. Enable extended sleep (4) and sleep for full ST time (2).</text:p>
        </text:list-item>
        <text:list-item>
          <text:p text:style-name="P59">PR = 0x1FBF. Set the pullup resistors to exclude CTS (which is an output) and SLEEP_RQ which needs an external pull down of large value.</text:p>
        </text:list-item>
      </text:list>
      <text:h text:style-name="P51" text:outline-level="3">Coordinator</text:h>
      <text:list xml:id="list140808185299869" text:continue-numbering="true" text:style-name="L3">
        <text:list-item>
          <text:p text:style-name="P58">ID – set to the selected <text:span text:style-name="T11">16 bit </text:span>PAN ID. If set to zero, the XBee will pick <text:span text:style-name="T11">a random number</text:span>.</text:p>
        </text:list-item>
        <text:list-item>
          <text:p text:style-name="P64">SC – Scan channels bitmask for up to 16 channels. Coordinator will select a channel when forming the network. <text:span text:style-name="T12">Defaults to FFFF.</text:span></text:p>
        </text:list-item>
        <text:list-item>
          <text:p text:style-name="P64">SD – Scan duration. How long the coord<text:span text:style-name="T12">in</text:span>ator spends scanning for PAN ID or energy scan. <text:span text:style-name="T12">The setting is an exponent (3) in units of 15.3ms per channel.</text:span></text:p>
        </text:list-item>
        <text:list-item>
          <text:p text:style-name="P59">ZS – Zigbee stack profile. <text:span text:style-name="T14">Same on all devices on the network. This is related to specialised applications. Normally set to 0.</text:span></text:p>
        </text:list-item>
        <text:list-item>
          <text:p text:style-name="P59">NJ – Node join time. Time allowed for <text:span text:style-name="T94">remote </text:span>nodes to join. If <text:span text:style-name="T14">set to FF it will have no time limit. After the limit has expired, remote nodes are unable to rejoin until the coordinator is reset or NJ is changed.</text:span></text:p>
        </text:list-item>
        <text:list-item>
          <text:p text:style-name="P59">OP – Operating PAN ID (should match the nonzero value in ID).</text:p>
        </text:list-item>
        <text:list-item>
          <text:p text:style-name="P59"><text:soft-page-break/>OI – Operating 16 bit PAN ID.</text:p>
        </text:list-item>
        <text:list-item>
          <text:p text:style-name="P59">CH – Operating channel.</text:p>
        </text:list-item>
        <text:list-item>
          <text:p text:style-name="P59">NC – Number of children remaining (routers and end-points directly accessing the coordinator).</text:p>
        </text:list-item>
        <text:list-item>
          <text:p text:style-name="P59">SH, SL – Serial Number high and low.</text:p>
        </text:list-item>
        <text:list-item>
          <text:p text:style-name="P59">MY – 16 bit network <text:span text:style-name="T16">address</text:span> (0 for coordinator).</text:p>
        </text:list-item>
        <text:list-item text:start-value="1">
          <text:p text:style-name="P59">DH, DL – Destination address (0<text:span text:style-name="T16">000 FFFF</text:span> for coordinator).</text:p>
        </text:list-item>
        <text:list-item>
          <text:p text:style-name="P59">NI – <text:span text:style-name="T13">Node identifier ASCII name.</text:span></text:p>
        </text:list-item>
        <text:list-item>
          <text:p text:style-name="P59">NH – <text:span text:style-name="T16">Maximum number of hops. Default 1E is about 1.6 seconds, 8 hops</text:span></text:p>
        </text:list-item>
        <text:list-item>
          <text:p text:style-name="P65">BH – Broadcast radius. <text:span text:style-name="T18">For maximum number of hops set to 0.</text:span></text:p>
        </text:list-item>
        <text:list-item>
          <text:p text:style-name="P65">AR – <text:span text:style-name="T17">Aggregate routing notification. Time between consecutive aggregate broadcasts.</text:span></text:p>
        </text:list-item>
        <text:list-item>
          <text:p text:style-name="P65">DD – Device type identifier <text:span text:style-name="T18">(30000)</text:span>.</text:p>
        </text:list-item>
        <text:list-item>
          <text:p text:style-name="P66">NT – Node discovery backoff time (FF).</text:p>
        </text:list-item>
        <text:list-item>
          <text:p text:style-name="P66">NO – Node discovery options (3).</text:p>
        </text:list-item>
        <text:list-item>
          <text:p text:style-name="P66">NP – <text:span text:style-name="T19">Maximum number of RF payload bytes (FF).</text:span></text:p>
        </text:list-item>
        <text:list-item>
          <text:p text:style-name="P67">CR – PAN conflict threshold (3). Not mentioned in documentation.</text:p>
        </text:list-item>
        <text:list-item>
          <text:p text:style-name="P58">BD = 5. Set the baud rate to 38400.</text:p>
        </text:list-item>
        <text:list-item>
          <text:p text:style-name="P58">D7 = 1 Enable CTS flow control.</text:p>
        </text:list-item>
        <text:list-item>
          <text:p text:style-name="P58">D6 = 1 Enable RTS flow control.</text:p>
        </text:list-item>
        <text:list-item>
          <text:p text:style-name="P58">AP = 1 Use API mode without break characters.</text:p>
        </text:list-item>
        <text:list-item>
          <text:p text:style-name="P58">SM = 0. Set the sleep mode to <text:span text:style-name="T20">disable</text:span>.</text:p>
        </text:list-item>
        <text:list-item>
          <text:p text:style-name="P58">SP = 0xAF0. Set the sleep period to the maximum 28 seconds.</text:p>
        </text:list-item>
        <text:list-item>
          <text:p text:style-name="P60">SN = <text:span text:style-name="T26">0xB60</text:span>. Cyclic sleep periods, <text:span text:style-name="T21">up to FFFF</text:span>. <text:span text:style-name="T21">Set to just over 1 day</text:span>.</text:p>
        </text:list-item>
        <text:list-item>
          <text:p text:style-name="P59">PR = 0x1FBF. Set the pullup resistors to exclude CTS (which is an output) and SLEEP_RQ which needs an external pull down of large value.</text:p>
        </text:list-item>
      </text:list>
      <text:h text:style-name="P113" text:outline-level="1">Base Station</text:h>
      <text:p text:style-name="P25">The <text:span text:style-name="T81">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101">The base station is attached to the coordinator XBee.</text:p>
      <text:h text:style-name="Heading_20_2" text:outline-level="2"><text:soft-page-break/>Configuration</text:h>
      <text:p text:style-name="P25">The configuration of the <text:span text:style-name="T81">base station</text:span> processor depends rather on its hardware features. A full PC needs little configuration as it will be able to respond to a<text:span text:style-name="T65">lmost a</text:span>ny load demand from the network. A small processor board however may need some <text:span text:style-name="T65">work</text:span> to improve performance.</text:p>
      <text:h text:style-name="Heading_20_2" text:outline-level="2">Software</text:h>
      <text:p text:style-name="P103">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14">3 by Attie Grande</text:span> for XBee support.</text:p>
      <text:p text:style-name="P97"><text:span text:style-name="T116">The program starts by querying all nodes on the network and building a table of information for each one, including libxbee connections to allow reception of data streams from the device.</text:span></text:p>
      <text:p text:style-name="P97"><text:span text:style-name="T116"></text:span>The program also sets up an Internet TCP port 58532 for connection externally by a <text:span text:style-name="T115">user interface</text:span> program.</text:p>
      <text:p text:style-name="Text_20_body">The requirements for the program are:</text:p>
      <text:list xml:id="list83642480597447382" text:style-name="L4">
        <text:list-item>
          <text:p text:style-name="P68">On startup, initialise an Internet socket for attachment by an <text:span text:style-name="T6">external user interface</text:span> program. This socket shall listen on TCP port 58532.</text:p>
        </text:list-item>
        <text:list-item>
          <text:p text:style-name="P69">For each <text:span text:style-name="T94">remote </text:span>node in the table, make a data connection on which incoming data for each <text:span text:style-name="T94">remote </text:span>node will be received.</text:p>
        </text:list-item>
        <text:list-item>
          <text:p text:style-name="P69">Create an “Identify” connection to receive identification packets from <text:span text:style-name="T94">remote </text:span>nodes when they power on or join the network. Note: all stand-alone XBee nodes should have the Join Notification setting enabled to allow new nodes to identify themselves to the network. The software in the <text:span text:style-name="T121">remote node </text:span>microcontroller shall force the sending of the Identify packet when powering up.</text:p>
        </text:list-item>
        <text:list-item>
          <text:p text:style-name="P69">Send out an XBee Node Discovery command via the attached coordinator XBee to query all <text:span text:style-name="T94">remote </text:span>nodes in the network. From the responses build a table of node information.</text:p>
        </text:list-item>
        <text:list-item>
          <text:p text:style-name="P69">On receiving Identify packets the program shall check against the existing table and add the <text:span text:style-name="T94">remote </text:span>node if it is not already present.</text:p>
        </text:list-item>
        <text:list-item>
          <text:p text:style-name="P102">Interact with the remote node via data connections, to retrieve and store transmitted data using a reliable application <text:span text:style-name="T122">level </text:span>protocol <text:span text:style-name="T123">(see section on communication below)</text:span>.</text:p>
        </text:list-item>
      </text:list>
      <text:h text:style-name="Heading_20_2" text:outline-level="2">Structure</text:h>
      <text:p text:style-name="P96">The libraries libxbee3 provide for callback functions to be invoked to deal with various message types from the XBee.</text:p>
      <text:list xml:id="list8325923428144167218" text:style-name="L16">
        <text:list-item>
          <text:p text:style-name="P98"><text:span text:style-name="T119">n</text:span><text:span text:style-name="T118">odeIDCallback</text:span>. Callback for the ND and Identify command, to load up the node list. It is invoked when an identify packet is received. This checks for existence of the node information and adds a new node if not present. <text:span text:style-name="T117">Data, I/O and AT </text:span><text:soft-page-break/><text:span text:style-name="T117">command connections are added. </text:span>If a device powers off and back on again it will be dealt with adequately by this callback. Connections are only added if the entry is not valid or is a new entry.</text:p>
        </text:list-item>
        <text:list-item>
          <text:p text:style-name="P99"><text:span text:style-name="T118">dataCallback</text:span>. <text:span text:style-name="T120">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111" text:outline-level="2"><text:span text:style-name="T110">Command Line Interface</text:span></text:h>
      <text:p text:style-name="P94">When invoking the program on the base station machine, the following options are available:</text:p>
      <text:p text:style-name="P94">-d <text:span text:style-name="T62">directory</text:span> to store results file <text:span text:style-name="T113">(default /data/XBee)</text:span></text:p>
      <text:p text:style-name="P94">-P <text:span text:style-name="T62">port</text:span> (default is /dev/ttyUSB0)</text:p>
      <text:p text:style-name="P94">-b <text:span text:style-name="T62">baudrate</text:span> (default 38400 baud)</text:p>
      <text:p text:style-name="P95">The program when run <text:span text:style-name="T111">with the debug option </text:span>will announce the results filename. The default filename will be time-stamped, but this can be overriden by <text:span text:style-name="T112">the above</text:span> command line option. <text:span text:style-name="T112">It will then </text:span>loop waiting for communication from the network. Debug information is written to /var/log/syslog.</text:p>
      <text:h text:style-name="P111"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3">The commands (n represents the <text:span text:style-name="T94">remote </text:span>node's row number) are:</text:p>
      <text:list xml:id="list4373717225915464173" text:style-name="L5">
        <text:list-item>
          <text:p text:style-name="P70"><text:span text:style-name="T3">N</text:span> - return the number of rows in the table</text:p>
        </text:list-item>
        <text:list-item>
          <text:p text:style-name="P70"><text:span text:style-name="T3">In</text:span> - return the textual and numerical information in the node entry.</text:p>
        </text:list-item>
        <text:list-item>
          <text:p text:style-name="P70"><text:span text:style-name="T3">Sn</text:span>... - send a string to the <text:span text:style-name="T92">remote </text:span>node over its data connection.</text:p>
        </text:list-item>
        <text:list-item>
          <text:p text:style-name="P70"><text:span text:style-name="T3">s</text:span> - ask for any response returned by the <text:span text:style-name="T92">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71"><text:span text:style-name="T3">Rn</text:span>... - send a remote AT command plus its parameters to the <text:span text:style-name="T94">remote </text:span>node.</text:p>
        </text:list-item>
        <text:list-item>
          <text:p text:style-name="P71"><text:span text:style-name="T3">r</text:span> - ask for any response returned by the <text:span text:style-name="T94">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70"><text:soft-page-break/><text:span text:style-name="T3">Ln</text:span>... - send a local AT command plus its parameters to the attached coordinator XBee.</text:p>
        </text:list-item>
        <text:list-item>
          <text:p text:style-name="P71"><text:span text:style-name="T3">l</text:span> - ask for any response returned by the <text:span text:style-name="T94">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71"><text:span text:style-name="T3">X</text:span> – close down the XBee network and, after a 20 second delay, restart it. This has presented a number of issues with <text:span text:style-name="T94">remote </text:span>nodes not being recognised, and is not recommended to be used.</text:p>
        </text:list-item>
        <text:list-item>
          <text:p text:style-name="P71"><text:span text:style-name="T3">Q</text:span> – close down the selected <text:span text:style-name="T94">remote </text:span>node data, I/O and command connections, and rebuild them.</text:p>
        </text:list-item>
        <text:list-item>
          <text:p text:style-name="P71"><text:span text:style-name="T3">D</text:span> – Delete a selected <text:span text:style-name="T94">remote </text:span>node from the node table.</text:p>
        </text:list-item>
      </text:list>
      <text:p text:style-name="Text_20_body">The convention used is upper case letters to represent a direct command and a lower case letter used to request any response.</text:p>
      <text:h text:style-name="P114"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66">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67">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68">This must occur when the XBee is woken by the remote node microcontroller</text:span>.</text:p>
      <text:p text:style-name="Text_20_body">To account for the case where the AVR <text:span text:style-name="T70">hasn't been given the ability to change the</text:span> XBee <text:span text:style-name="T68">sleep state</text:span>, an XBee command <text:span text:style-name="T58">will need to</text:span> be sent <text:span text:style-name="T68">by the controller </text:span>to change the sleep mode to pin sleep. The XBee will <text:span text:style-name="T68">then </text:span>need to have its SLEEP_RQ pin grounded to <text:soft-page-break/>ensure that it remains awake indefinitely in this mode. <text:span text:style-name="T69">The XBee end devices cannot be set to remain permanently on, and must use one of the sleep modes.</text:span></text:p>
      <text:h text:style-name="Heading_20_3" text:outline-level="3">Bootloader</text:h>
      <text:p text:style-name="P23">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5">On top of the Xbee <text:span text:style-name="T10">networking</text:span> protocol is needed a specific application protocol to communicate between the <text:span text:style-name="T73">remote </text:span>node microcontroller and the <text:span text:style-name="T81">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4">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0">The following commands apply to interaction with the bootloader <text:span text:style-name="T74">only</text:span>.</text:p>
      <text:list xml:id="list1768585562613223196" text:style-name="L6">
        <text:list-item>
          <text:p text:style-name="P72">: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72">Q. Quit the bootloader and enter application program at address zero.</text:p>
        </text:list-item>
        <text:list-item>
          <text:p text:style-name="P72">X. Erase all application memory.</text:p>
        </text:list-item>
      </text:list>
      <text:p text:style-name="Text_20_body">Responses</text:p>
      <text:list xml:id="list140809141366567" text:continue-numbering="true" text:style-name="L6">
        <text:list-item>
          <text:p text:style-name="P72">Y no error.</text:p>
        </text:list-item>
        <text:list-item>
          <text:p text:style-name="P72">E unspecified error response.</text:p>
        </text:list-item>
        <text:list-item>
          <text:p text:style-name="P72"><text:span text:style-name="T59">B</text:span> out of bounds (bootloader has been asked to write over itself).</text:p>
        </text:list-item>
        <text:list-item>
          <text:p text:style-name="P72">L invalid iHex record length</text:p>
        </text:list-item>
        <text:list-item>
          <text:p text:style-name="P72">H invalid hexadecimal character</text:p>
        </text:list-item>
        <text:list-item>
          <text:p text:style-name="P72"><text:span text:style-name="T59">X</text:span> invalid checksum</text:p>
        </text:list-item>
        <text:list-item>
          <text:p text:style-name="P72">I invalid command (including invalid data where appropriate)</text:p>
        </text:list-item>
        <text:list-item>
          <text:p text:style-name="P72">J a jump to the application has been made from the bootloader.</text:p>
        </text:list-item>
      </text:list>
      <text:h text:style-name="P105" text:outline-level="2"><text:soft-page-break/><text:span text:style-name="T92">Base Station</text:span> to <text:span text:style-name="T92">Remote </text:span>Node Interactions</text:h>
      <text:p text:style-name="P5"><text:span text:style-name="T75">As specified above, i</text:span>n the <text:span text:style-name="T75">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75">base station</text:span> must receive a message from the <text:span text:style-name="T75">remote </text:span>node and respond. Then the <text:span text:style-name="T75">remote </text:span>node may return to sleep.</text:p>
      <text:p text:style-name="P4">For safety the <text:span text:style-name="T92">remote </text:span>node must wait for a limited period of time for a response, and resend the message if no response has been received. <text:span text:style-name="T76">The following protocol shall be followed to improve the reliability of communication in the presence of possible errors.</text:span></text:p>
      <text:p text:style-name="P6">If no response has been received<text:span text:style-name="T30">, then</text:span> the <text:span text:style-name="T94">remote </text:span>node <text:span text:style-name="T76">may</text:span> check the XBee for valid status, to determine if it is still joined to the network. If not, then the XBee shall be restarted. Otherwise the <text:span text:style-name="T94">remote </text:span>node shall return to sleep <text:span text:style-name="T31">on the assumption that the network is not responding</text:span>. <text:span text:style-name="T76">Accumulated data shall be retained for subsequent attempts.</text:span></text:p>
      <text:h text:style-name="P105" text:outline-level="2">Data Transfer Protocol</text:h>
      <text:p text:style-name="P7">A reliable protocol is required to ensure that the collected data is transferred accurately to the system.</text:p>
      <text:p text:style-name="P17">If data is transferred correctly, then the <text:span text:style-name="T32">old </text:span>data <text:span text:style-name="T95">must be</text:span> cleared <text:span text:style-name="T77">to make room</text:span> for a new set.</text:p>
      <text:h text:style-name="Heading_20_3" text:outline-level="3">Protocol</text:h>
      <text:list xml:id="list4148091197700599424" text:style-name="L7">
        <text:list-item>
          <text:p text:style-name="P73">When the XBee is ready to send, wake up and send a contact message <text:span text:style-name="T33">with the data and a checksum</text:span>.</text:p>
        </text:list-item>
        <text:list-item>
          <text:p text:style-name="P73">Receive an acknowledgement, <text:span text:style-name="T34">or negative acknowledgement if data was received in error by the base station</text:span>.</text:p>
        </text:list-item>
        <text:list-item>
          <text:p text:style-name="P73"><text:span text:style-name="T35">If timeout, r</text:span>epeat the contact message until the acknowledgement <text:span text:style-name="T36">is</text:span> received <text:span text:style-name="T37">or until three attempts have failed</text:span>.</text:p>
        </text:list-item>
        <text:list-item>
          <text:p text:style-name="P73">If <text:span text:style-name="T38">any other error occurs</text:span>, resend <text:span text:style-name="T39">the data message up to three times</text:span>.</text:p>
        </text:list-item>
        <text:list-item>
          <text:p text:style-name="P74">On failure send a signal to indicate that the results should be discarded.</text:p>
        </text:list-item>
        <text:list-item>
          <text:p text:style-name="P75">On success, reset the data <text:span text:style-name="T38">and send a signal to store the result</text:span>.</text:p>
        </text:list-item>
      </text:list>
      <text:p text:style-name="P8"><text:span text:style-name="T78">T</text:span>he length of the data field can be inferred from the message length. All fields shall consist of <text:span text:style-name="T79">printable </text:span>ASCII character<text:span text:style-name="T79">s</text:span> for readability and error checking. Because of limited memory in the AVR, the messages <text:span text:style-name="T80">shall</text:span> have limited length.</text:p>
      <text:p text:style-name="P18">If the remote gives up, then it shall send a final message stating that it is giving up and will not reset the count. The base station <text:span text:style-name="T40">shall</text:span> then discard the result.</text:p>
      <text:h text:style-name="Heading_20_3" text:outline-level="3">Error Recovery</text:h>
      <text:p text:style-name="P19">Successful error recovery requires careful design. However it is not possible to anticipate all possible errors. <text:span text:style-name="T99">T</text:span>hese can arise from corruptions in the communications at the Xbee-AVR interface, or in the XBee network itself.</text:p>
      <text:list xml:id="list4829792028903919189" text:style-name="L8">
        <text:list-item>
          <text:p text:style-name="P76"><text:soft-page-break/>When a message is transmitted the XBee will return a Tx Status message with a delivery notification.</text:p>
        </text:list-item>
        <text:list-item>
          <text:p text:style-name="P84"><text:span text:style-name="T96">It is unlikely that the Tx Status message will be corrupted or missing, but in that case it would be best to assume that delivery </text:span><text:span text:style-name="T97">occurred</text:span><text:span text:style-name="T96"> and leave any timeouts to the remainder of the protocol. Therefore do not repeat for a corrupted frame and on timeout simply exit.</text:span></text:p>
        </text:list-item>
        <text:list-item>
          <text:p text:style-name="P76">Only report a failure if the Tx Status frame was valid and non-delivery was reported.</text:p>
        </text:list-item>
      </text:list>
      <text:h text:style-name="Heading_20_3" text:outline-level="3">Message types</text:h>
      <text:p text:style-name="P9">The messages from the XBee <text:span text:style-name="T41">contain the data to be sent. xx represents checksum, aa represents data</text:span>:</text:p>
      <text:list xml:id="list5772779048212759661" text:style-name="L9">
        <text:list-item>
          <text:p text:style-name="P78"><text:span text:style-name="T42">'C' xx xx aa aa … (11 bytes) </text:span>Original message <text:span text:style-name="T125">with application data</text:span>.</text:p>
        </text:list-item>
        <text:list-item>
          <text:p text:style-name="P77"><text:span text:style-name="T42">'E' xx xx aa aa …</text:span> <text:span text:style-name="T45">(11 bytes) Repeat </text:span>message <text:span text:style-name="T43">in response to reception</text:span> <text:span text:style-name="T44">errors.</text:span></text:p>
        </text:list-item>
        <text:list-item>
          <text:p text:style-name="P77"><text:span text:style-name="T42">'N' xx xx aa aa …</text:span> <text:span text:style-name="T45">(11 bytes) Repeat </text:span>message <text:span text:style-name="T47">in response to a NAK</text:span>.</text:p>
        </text:list-item>
        <text:list-item>
          <text:p text:style-name="P77"><text:span text:style-name="T42">'T' xx xx aa aa …</text:span> <text:span text:style-name="T45">(11 bytes) Repeat </text:span>message <text:span text:style-name="T46">in response to a t</text:span>imeout.</text:p>
        </text:list-item>
        <text:list-item>
          <text:p text:style-name="P79">'X' (1 byte) Remote will abandon the communication attempt.</text:p>
        </text:list-item>
        <text:list-item>
          <text:p text:style-name="P79">'<text:span text:style-name="T48">A</text:span>' (1 byte) Remote <text:span text:style-name="T48">accepts</text:span> the communication.</text:p>
        </text:list-item>
        <text:list-item>
          <text:p text:style-name="P80">'D' <text:span text:style-name="T49">aa aa</text:span> … (unlimited bytes) Debug message.</text:p>
        </text:list-item>
      </text:list>
      <text:p text:style-name="P10">The messages from the system <text:span text:style-name="T124">to the XBee</text:span> are:</text:p>
      <text:list xml:id="list8826836039707932595" text:style-name="L10">
        <text:list-item>
          <text:p text:style-name="P81">Acknowledgement: <text:span text:style-name="T50">'A'</text:span> <text:span text:style-name="T45">(1 byte)</text:span>.</text:p>
        </text:list-item>
        <text:list-item>
          <text:p text:style-name="P82">Negative acknowledgement: <text:span text:style-name="T50">'N'</text:span> (1 byte).</text:p>
        </text:list-item>
        <text:list-item>
          <text:p text:style-name="P81">Parameter change command: <text:span text:style-name="T50">'P' aa aa ...</text:span> <text:span text:style-name="T45">(n+1 bytes)</text:span>.</text:p>
        </text:list-item>
        <text:list-item>
          <text:p text:style-name="P83">Keep awake until further notice: 'W'.</text:p>
        </text:list-item>
        <text:list-item>
          <text:p text:style-name="P83">Sleep: 'S'.</text:p>
        </text:list-item>
      </text:list>
      <text:h text:style-name="Heading_20_2" text:outline-level="2">Parameter Change Command</text:h>
      <text:p text:style-name="P31">If a parameter change operation is required, the parameter change command must be transmitted by the base station immediately after the reception of the data command. This will ensure that the operation takes place before the remote node returns to sleep.</text:p>
      <text:p text:style-name="P32">The remote node must respond with an acknowledgement of the parameter change command.</text:p>
      <text:h text:style-name="P105" text:outline-level="2">Protocol Interface</text:h>
      <text:p text:style-name="P11">The best place for the protocol interface is in the <text:span text:style-name="T81">base station</text:span>. Data can be collected during the protocol exchange and stored ready to pass to the external PC. <text:span text:style-name="T81">All that is</text:span> needed for configuration is the way that data is stored for each sensor.</text:p>
      <text:p text:style-name="P12"><text:soft-page-break/>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1">would</text:span> be lost. To avoid this loss, the old datum shall be written to the file with a marker indicating that its status is dubious.</text:p>
      <text:h text:style-name="Heading_20_1" text:outline-level="1">Software Development</text:h>
      <text:h text:style-name="P106" text:outline-level="2">Base Station</text:h>
      <text:p text:style-name="Text_20_body">The <text:span text:style-name="T81">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5">The <text:span text:style-name="T81">base station</text:span> program is not intended to interface to a user. Rather it communicates via an Internet socket with an external user program such as the XBee-GUI program <text:span text:style-name="T10">described below</text:span>.</text:p>
      <text:p text:style-name="P25">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1">base station</text:span> program source directory. The <text:span text:style-name="T81">base station</text:span> program can then be compiled using “make” to produce a <text:span text:style-name="T10">xbee-acqcontrol</text:span> executable.</text:p>
      <text:p text:style-name="P37">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2">base station</text:span> program. Typical errors that cause the program to end prematurely might be unable to open a file for printing of <text:span text:style-name="T94">remote </text:span>node results messages. If the debug setting is used when compiling, the program will also print to stdout. If the network is operating correctly messages should be seen from the remote nodes.</text:p>
      <text:p text:style-name="P38">Command line options for <text:span text:style-name="T102">xbee-acqcontrol </text:span>are</text:p>
      <text:p text:style-name="P38">-d <text:span text:style-name="T62">directory </text:span><text:span text:style-name="T103">to store results file</text:span></text:p>
      <text:p text:style-name="P38"><text:span text:style-name="T103">-P </text:span><text:span text:style-name="T62">port</text:span><text:span text:style-name="T103"> (default is /dev/ttyUSB0)</text:span></text:p>
      <text:p text:style-name="P38"><text:span text:style-name="T103">-b </text:span><text:span text:style-name="T62">baudrate</text:span><text:span text:style-name="T103">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text:soft-page-break/>Build the program with</text:p>
      <text:list xml:id="list6335248053705575856" text:style-name="L11">
        <text:list-item>
          <text:p text:style-name="P85">qmake</text:p>
        </text:list-item>
        <text:list-item>
          <text:p text:style-name="P85">make clean</text:p>
        </text:list-item>
        <text:list-item>
          <text:p text:style-name="P85">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40808494620829" text:continue-numbering="true" text:style-name="L11">
        <text:list-item>
          <text:p text:style-name="P85">qmake</text:p>
        </text:list-item>
        <text:list-item>
          <text:p text:style-name="P85">make clean</text:p>
        </text:list-item>
        <text:list-item>
          <text:p text:style-name="P85">make</text:p>
        </text:list-item>
      </text:list>
      <text:p text:style-name="Text_20_body">The executable will appear in the “release” folder. To make it distributable, add <text:span text:style-name="T100">copies of</text:span> the following files found in the MinGW\bin and QT\4.8.4\bin folders:</text:p>
      <text:list xml:id="list6501980365452341252" text:style-name="L12">
        <text:list-item>
          <text:p text:style-name="P86">libgcc_s_dw2-1.dll </text:p>
        </text:list-item>
        <text:list-item>
          <text:p text:style-name="P86">libstdc++-6.dll </text:p>
        </text:list-item>
        <text:list-item>
          <text:p text:style-name="P86">mingwm10.dll </text:p>
        </text:list-item>
        <text:list-item>
          <text:p text:style-name="P86">QtCore4.dll </text:p>
        </text:list-item>
        <text:list-item>
          <text:p text:style-name="P86">QtGui4.dll </text:p>
        </text:list-item>
        <text:list-item>
          <text:p text:style-name="P86">QtNetwork4.dll</text:p>
        </text:list-item>
      </text:list>
      <text:p text:style-name="Text_20_body">The resulting set of files can then be bundled into a zip file for distribution and should run on any Windows 7 installation without additional actions needed.</text:p>
      <text:h text:style-name="P107" text:outline-level="2"><text:span text:style-name="T93">Remote </text:span>Node <text:span text:style-name="T57">Firmware Arduino Development</text:span></text:h>
      <text:p text:style-name="P22">For development of code on the <text:span text:style-name="T81">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0">export.delete_target_folder=false </text:p>
      <text:p text:style-name="P20">build.path=build </text:p>
      <text:p text:style-name="P22"><text:soft-page-break/>The former prevents deletion of the generated build files, and the latter places all build files into a local directory called “build”.</text:p>
      <text:p text:style-name="P13">Once the hex file is available it can be uploaded using the XBee-GUI program.</text:p>
      <text:h text:style-name="P108" text:outline-level="2">Bootloader <text:span text:style-name="T56">for ATMega</text:span></text:h>
      <text:p text:style-name="P3">The bootloader 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109" text:outline-level="2">Bootloader for ATTiny <text:span text:style-name="T83">and ATMega48</text:span></text:h>
      <text:p text:style-name="P26">These AVRs do not have a separate bootloader region and therefore the process of programming the FLASH becomes complicated.</text:p>
      <text:h text:style-name="P107" text:outline-level="2"><text:span text:style-name="T93">Remote </text:span>Node <text:span text:style-name="T55">Firmware General</text:span></text:h>
      <text:p text:style-name="P25">The microcontroller application shall make use of a data communication channel to transmit acquired data <text:span text:style-name="T54">to </text:span>the <text:span text:style-name="T81">base station</text:span>. The software must perform the following functions:</text:p>
      <text:list xml:id="list8928945192388752314" text:style-name="L13">
        <text:list-item>
          <text:p text:style-name="P87">Bootloader for firmware upgrades to be sent over the air. The XBee shall provide two outputs, one to reset the microcontroller and the other to indicate to the bootloader to wait for programming instructions (rather than jump directly to the <text:soft-page-break/>application). The bootloader shall regularly test the XBee bootloader output and effect a jump to the application when it is deactivated.</text:p>
        </text:list-item>
        <text:list-item>
          <text:p text:style-name="P88">The microcontroller application shall implement regular timed sleeps, to be woken either by an external event or after a given time. When it wakes it may wake the XBee also, and transmit a status message to the <text:span text:style-name="T81">base station</text:span> as part of the data connection. The XBee need not be woken if <text:span text:style-name="T84">only</text:span> count events are occurring.</text:p>
        </text:list-item>
        <text:list-item>
          <text:p text:style-name="P88">The microcontroller application shall implement a command interface to allow the <text:span text:style-name="T81">base station</text:span> to make configuration changes.</text:p>
        </text:list-item>
        <text:list-item>
          <text:p text:style-name="P89"><text:span text:style-name="T9">For timed A/D measurements, u</text:span>se <text:span text:style-name="T85">a </text:span>timer to wake the AVR and perform A/D conversions and other polled input measurements. Configuration settings will be used to <text:span text:style-name="T85">select</text:span> which of these is activated, if any. It <text:span text:style-name="T86">may be</text:span> preferable to use the XBee to perform the analogue conversions as it has its own internal reference voltage. If no ports are identified to provide measurements, the interrupt is disabled.</text:p>
        </text:list-item>
        <text:list-item>
          <text:p text:style-name="P90">The <text:span text:style-name="T87">AVR</text:span> is set to wake <text:span text:style-name="T87">the XBee regularly</text:span>, <text:span text:style-name="T9">as required to ensure continuity of connection to network XBee routers</text:span>. It will <text:span text:style-name="T88">then</text:span> <text:span text:style-name="T88">transmit</text:span> any measurements <text:span text:style-name="T88">made in the interim, if any</text:span>.</text:p>
        </text:list-item>
        <text:list-item>
          <text:p text:style-name="P88">Set the watchdog timer to <text:span text:style-name="T89">a given (configurable) value</text:span>. <text:span text:style-name="T90">When</text:span> it fires, check the XBee and wake it up. Check the communication with the <text:span text:style-name="T81">base station</text:span>. If failures occur, reset the XBee. This may result in a NI <text:span text:style-name="T9">(node identify) </text:span>message being sent by the latter. </text:p>
        </text:list-item>
      </text:list>
      <text:p text:style-name="P3">Configuration settings:</text:p>
      <text:list xml:id="list8737553442914425175" text:style-name="L14">
        <text:list-item>
          <text:p text:style-name="P91">Configur<text:span text:style-name="T9">e</text:span> ports to convert analogue signals.</text:p>
        </text:list-item>
        <text:list-item>
          <text:p text:style-name="P91">Configur<text:span text:style-name="T9">e</text:span> ports to read digital signals.</text:p>
        </text:list-item>
        <text:list-item>
          <text:p text:style-name="P91">Configur<text:span text:style-name="T9">e f</text:span>requency of polled measurements.</text:p>
        </text:list-item>
        <text:list-item>
          <text:p text:style-name="P92">Enable the counter measurements by pin change interrupt.</text:p>
        </text:list-item>
      </text:list>
      <text:h text:style-name="Heading_20_2" text:outline-level="2"><text:span text:style-name="T93">Remote </text:span>Node Firmware Watermeter</text:h>
      <text:p text:style-name="P28">This has a very low power requirement. Since the only measurements are counts, the firmware uses a <text:span text:style-name="T91">slightly </text:span>different approach for managing sleep and interrupts. See the watermeter document.</text:p>
      <text:h text:style-name="P110" text:outline-level="2">Testing</text:h>
      <text:p text:style-name="P24">There is only a limited debugging capability in the AVR microcontrollers so code <text:span text:style-name="T9">may be</text:span> verified by running it on a Linux machine and setting the AVR specific instructions to stubs. Add code to read <text:span text:style-name="T9">arbitrary data </text:span>from a file. Test first the parsing of the XBee messages, then the iHex lines.</text:p>
      <text:p text:style-name="P14">Testing on the AVR itself is somewhat more challenging. First test the parsing of XBee messages by echoing back responses to an arbitrary message. Then the parsing of the iHex lines, by passing back responses before actually programming the device.</text:p>
      <text:h text:style-name="P115" text:outline-level="1"><text:soft-page-break/>Example System Setup</text:h>
      <text:p text:style-name="P36">This describes an example system setup in which the base station and GUI are running on the same PC. Adapting this to a system with the base station installed on a separate machine is described at the end.</text:p>
      <text:h text:style-name="P116" text:outline-level="1">Notes</text:h>
      <text:list xml:id="list5468183312433034068" text:style-name="L15">
        <text:list-item>
          <text:p text:style-name="P93">Compile the base station software as described above. <text:span text:style-name="T101">This is found in the distribution directory Xbee-acqcontrol.</text:span></text:p>
        </text:list-item>
      </text:list>
      <text:p text:style-name="P21">Sleep Modes</text:p>
      <text:p text:style-name="P35">The XBee cannot be contacted by the XCTU configuration software unless its sleep settings are made within certain parameters.</text:p>
      <text:p text:style-name="P15">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6">One solution to this would be to make use of the Tx Status frame sent back after a successful transmission. Keep awake until this comes. It is only important for the final acknowledgement, but could be used to resend the latter in case of failur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17</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04-14T14:08:07.154750735">14/04/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04-14T14:08:07.119169727</dc:date>
    <meta:print-date>2003-06-21T16:12:13</meta:print-date>
    <dc:language>en-AU</dc:language>
    <meta:editing-cycles>1563</meta:editing-cycles>
    <meta:editing-duration>P7DT8H53M13S</meta:editing-duration>
    <meta:document-statistic meta:table-count="0" meta:image-count="0" meta:object-count="0" meta:page-count="17" meta:paragraph-count="329" meta:word-count="6362" meta:character-count="36370" meta:non-whitespace-character-count="30417"/>
    <meta:user-defined meta:name="Info 1"/>
    <meta:user-defined meta:name="Info 2"/>
    <meta:user-defined meta:name="Info 3"/>
    <meta:user-defined meta:name="Info 4"/>
  </office:meta>
</office:document-meta>
</file>